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1376*"/>
    </style:style>
    <style:style style:name="Tableau2.B" style:family="table-column">
      <style:table-column-properties style:column-width="2.429cm" style:rel-column-width="1377*"/>
    </style:style>
    <style:style style:name="Tableau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leau2.G1" style:family="table-cell">
      <style:table-cell-properties fo:padding="0.049cm" fo:border="1.5pt solid #000000" style:writing-mode="page"/>
    </style:style>
    <style:style style:name="Tableau2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leau2.G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Text_20_body">
      <style:text-properties officeooo:rsid="001e1ec4" officeooo:paragraph-rsid="001ecca1"/>
    </style:style>
    <style:style style:name="P2" style:family="paragraph" style:parent-style-name="Text_20_body">
      <style:text-properties officeooo:rsid="001ecca1" officeooo:paragraph-rsid="001ecca1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weight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weight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officeooo:rsid="001e1ec4" officeooo:paragraph-rsid="001e1ec4"/>
    </style:style>
    <style:style style:name="P9" style:family="paragraph" style:parent-style-name="Text_20_body">
      <style:text-properties officeooo:paragraph-rsid="001e1ec4"/>
    </style:style>
    <style:style style:name="P10" style:family="paragraph" style:parent-style-name="Text_20_body" style:list-style-name="L1"/>
    <style:style style:name="P11" style:family="paragraph" style:parent-style-name="Text_20_body">
      <style:text-properties style:text-underline-style="solid" style:text-underline-type="double" style:text-underline-width="auto" style:text-underline-color="font-color" officeooo:paragraph-rsid="001e1ec4"/>
    </style:style>
    <style:style style:name="T1" style:family="text">
      <style:text-properties officeooo:rsid="001c4da2"/>
    </style:style>
    <style:style style:name="T2" style:family="text">
      <style:text-properties officeooo:rsid="001ecc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📝 <text:span text:style-name="T1">Remplir le tableur des clubs</text:span></text:h>
      <text:p text:style-name="P1">Le tableau ci-dessous présente la liste des clubs affiliés, avec leurs coordonnées complètes, les contacts des présidents ainsi que les couleurs officielles des maillots, afin de faciliter la communication et l’organisation administrative. <text:span text:style-name="T2">Il devra être mis a jour chaque saison ppour rester valide.</text:span></text:p>
      <text:p text:style-name="P2">Voici un exemple saison 25/26 :</text:p>
      <table:table table:name="Tableau2" table:style-name="Tableau2">
        <table:table-column table:style-name="Tableau2.A"/>
        <table:table-column table:style-name="Tableau2.B" table:number-columns-repeated="6"/>
        <table:table-row>
          <table:table-cell table:style-name="Tableau2.A1" office:value-type="string">
            <text:p text:style-name="P3">Nom du lieu</text:p>
          </table:table-cell>
          <table:table-cell table:style-name="Tableau2.A1" office:value-type="string">
            <text:p text:style-name="P3">Siège Social</text:p>
          </table:table-cell>
          <table:table-cell table:style-name="Tableau2.A1" office:value-type="string">
            <text:p text:style-name="P3">Téléphone Professionnel</text:p>
          </table:table-cell>
          <table:table-cell table:style-name="Tableau2.A1" office:value-type="string">
            <text:p text:style-name="P3">Email</text:p>
          </table:table-cell>
          <table:table-cell table:style-name="Tableau2.A1" office:value-type="string">
            <text:p text:style-name="P3">Président</text:p>
          </table:table-cell>
          <table:table-cell table:style-name="Tableau2.A1" office:value-type="string">
            <text:p text:style-name="P3">Téléphone Personnel</text:p>
          </table:table-cell>
          <table:table-cell table:style-name="Tableau2.G1" office:value-type="string">
            <text:p text:style-name="P3">Couleur</text:p>
          </table:table-cell>
        </table:table-row>
        <table:table-row>
          <table:table-cell table:style-name="Tableau2.A2" office:value-type="string">
            <text:p text:style-name="P4">A. S. BEL AIR</text:p>
          </table:table-cell>
          <table:table-cell table:style-name="Tableau2.A2" office:value-type="string">
            <text:p text:style-name="P5">BAT IRIS APPT 52 3 impasse du Petit Nice 16000 ANGOULÊME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<text:a xlink:type="simple" xlink:href="mailto:asbelair.contact@gmail.com" text:style-name="Internet_20_link" text:visited-style-name="Visited_20_Internet_20_Link">asbelair.contact@gmail.com</text:a></text:p>
          </table:table-cell>
          <table:table-cell table:style-name="Tableau2.A2" office:value-type="string">
            <text:p text:style-name="P5">M. MINTE Mamadou</text:p>
          </table:table-cell>
          <table:table-cell table:style-name="Tableau2.A2" office:value-type="string">
            <text:p text:style-name="P5">07 67 83 28 54</text:p>
          </table:table-cell>
          <table:table-cell table:style-name="Tableau2.G2" office:value-type="string">
            <text:p text:style-name="P5">Noir et Blanc</text:p>
          </table:table-cell>
        </table:table-row>
        <table:table-row>
          <table:table-cell table:style-name="Tableau2.A2" office:value-type="string">
            <text:p text:style-name="P4">A. S. C. MAYOTTE ANGOULÊME</text:p>
          </table:table-cell>
          <table:table-cell table:style-name="Tableau2.A2" office:value-type="string">
            <text:p text:style-name="P5">49 bis rue Broquise 16000 Angouleme</text:p>
          </table:table-cell>
          <table:table-cell table:style-name="Tableau2.A2" office:value-type="string">
            <text:p text:style-name="P5">/</text:p>
          </table:table-cell>
          <table:table-cell table:style-name="Tableau2.A2" office:value-type="string">
            <text:p text:style-name="P5"><text:a xlink:type="simple" xlink:href="mailto:550637@lfna.fr" text:style-name="Internet_20_link" text:visited-style-name="Visited_20_Internet_20_Link">550637@lfna.fr</text:a></text:p>
          </table:table-cell>
          <table:table-cell table:style-name="Tableau2.A2" office:value-type="string">
            <text:p text:style-name="P5">M. ISLAME Mikidare Ben Al</text:p>
          </table:table-cell>
          <table:table-cell table:style-name="Tableau2.A2" office:value-type="string">
            <text:p text:style-name="P5">06 61 28 51 34</text:p>
          </table:table-cell>
          <table:table-cell table:style-name="Tableau2.G2" office:value-type="string">
            <text:p text:style-name="P5">Jaune et Noir</text:p>
          </table:table-cell>
        </table:table-row>
        <table:table-row>
          <table:table-cell table:style-name="Tableau2.A2" office:value-type="string">
            <text:p text:style-name="P4">A.S. AIGRE</text:p>
          </table:table-cell>
          <table:table-cell table:style-name="Tableau2.A2" office:value-type="string">
            <text:p text:style-name="P6">Cafe du Commerce, 16140 AIGRE</text:p>
          </table:table-cell>
          <table:table-cell table:style-name="Tableau2.A2" office:value-type="string">
            <text:p text:style-name="P5">05 45 21 10 31</text:p>
          </table:table-cell>
          <table:table-cell table:style-name="Tableau2.A2" office:value-type="string">
            <text:p text:style-name="P6">506939@lfna.fr</text:p>
          </table:table-cell>
          <table:table-cell table:style-name="Tableau2.A2" office:value-type="string">
            <text:p text:style-name="P6">M. BALANCANT Julien</text:p>
          </table:table-cell>
          <table:table-cell table:style-name="Tableau2.A2" office:value-type="string">
            <text:p text:style-name="P5">/</text:p>
          </table:table-cell>
          <table:table-cell table:style-name="Tableau2.G2" office:value-type="string">
            <text:p text:style-name="P7">Bleu et Jaune</text:p>
          </table:table-cell>
        </table:table-row>
      </table:table>
      <text:p text:style-name="P8"/>
      <text:p text:style-name="P9"><text:span text:style-name="Strong_20_Emphasis">Explications :</text:span></text:p>
      <text:list text:style-name="L1">
        <text:list-item>
          <text:p text:style-name="P10"><text:span text:style-name="Strong_20_Emphasis">Nom du club</text:span> : Nom officiel du club sportif.</text:p>
        </text:list-item>
        <text:list-item>
          <text:p text:style-name="P10"><text:span text:style-name="Strong_20_Emphasis">Siège Social</text:span> : Adresse complète (rue, numéro, code postal, ville).</text:p>
        </text:list-item>
        <text:list-item>
          <text:p text:style-name="P10"><text:span text:style-name="Strong_20_Emphasis">Téléphone Professionnel</text:span> : Numéro fixe du club ou de son bureau administratif.</text:p>
        </text:list-item>
        <text:list-item>
          <text:p text:style-name="P10"><text:soft-page-break/><text:span text:style-name="Strong_20_Emphasis">Email</text:span> : Adresse électronique officielle du club se terminant par @lfna.fr.</text:p>
        </text:list-item>
        <text:list-item>
          <text:p text:style-name="P10"><text:span text:style-name="Strong_20_Emphasis">Président</text:span> : Nom en majuscules suivi du prénom normal (ex. : MINTE Mamadou).</text:p>
        </text:list-item>
        <text:list-item>
          <text:p text:style-name="P10"><text:span text:style-name="Strong_20_Emphasis">Téléphone Personnel</text:span> : Numéro de portable commençant par 06 ou 07.</text:p>
        </text:list-item>
        <text:list-item>
          <text:p text:style-name="P10"><text:span text:style-name="Strong_20_Emphasis">Couleur du maillot</text:span> : Couleur officielle des maillots du club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55269" loext:opacity="100%" style:font-name="Comic Sans MS1" fo:font-family="'Comic Sans MS'" style:font-style-name="Normal" style:font-family-generic="script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0000" loext:opacity="100%" fo:font-size="28pt" style:text-underline-style="solid" style:text-underline-width="bold" style:text-underline-color="font-colo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style:font-name="Comic Sans MS" fo:font-family="'Comic Sans MS'" style:font-style-name="Gras" style:font-family-generic="script" style:font-pitch="variable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fo:color="#127622" loext:opacity="100%" style:font-name="Comic Sans MS" fo:font-family="'Comic Sans MS'" style:font-style-name="Gras" style:font-family-generic="script" style:font-pitch="variable" fo:font-size="16pt" style:text-underline-style="solid" style:text-underline-width="bold" style:text-underline-color="font-color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fo:text-align="center" style:justify-single-word="false" style:page-number="auto"/>
      <style:text-properties fo:color="#650953" loext:opacity="100%" style:font-name="Comic Sans MS" fo:font-family="'Comic Sans MS'" style:font-style-name="Gras" style:font-family-generic="script" style:font-pitch="variable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4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9:34:25.161302700</meta:creation-date>
    <dc:date>2025-10-10T15:14:04.256912400</dc:date>
    <meta:editing-duration>PT33M14S</meta:editing-duration>
    <meta:editing-cycles>7</meta:editing-cycles>
    <meta:generator>LibreOffice/25.2.5.2$Windows_X86_64 LibreOffice_project/03d19516eb2e1dd5d4ccd751a0d6f35f35e08022</meta:generator>
    <meta:document-statistic meta:table-count="1" meta:image-count="0" meta:object-count="0" meta:page-count="2" meta:paragraph-count="39" meta:word-count="226" meta:character-count="1295" meta:non-whitespace-character-count="1115"/>
  </office:meta>
</office:document-meta>
</file>